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08cm" fo:margin-left="0.106cm" fo:margin-right="9.786cm" table:align="margins"/>
    </style:style>
    <style:style style:name="Table1.A" style:family="table-column">
      <style:table-column-properties style:column-width="0.709cm" style:rel-column-width="6537*"/>
    </style:style>
    <style:style style:name="Table1.B" style:family="table-column">
      <style:table-column-properties style:column-width="1.198cm" style:rel-column-width="11041*"/>
    </style:style>
    <style:style style:name="Table1.C" style:family="table-column">
      <style:table-column-properties style:column-width="1.693cm" style:rel-column-width="15611*"/>
    </style:style>
    <style:style style:name="Table1.D" style:family="table-column">
      <style:table-column-properties style:column-width="2.558cm" style:rel-column-width="23579*"/>
    </style:style>
    <style:style style:name="Table1.E" style:family="table-column">
      <style:table-column-properties style:column-width="0.951cm" style:rel-column-width="8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6.775cm" fo:margin-left="0.106cm" fo:margin-right="10.119cm" table:align="margins"/>
    </style:style>
    <style:style style:name="Table2.A" style:family="table-column">
      <style:table-column-properties style:column-width="1.697cm" style:rel-column-width="962*"/>
    </style:style>
    <style:style style:name="Table2.B" style:family="table-column">
      <style:table-column-properties style:column-width="1.074cm" style:rel-column-width="609*"/>
    </style:style>
    <style:style style:name="Table2.C" style:family="table-column">
      <style:table-column-properties style:column-width="2.311cm" style:rel-column-width="1310*"/>
    </style:style>
    <style:style style:name="Table2.D" style:family="table-column">
      <style:table-column-properties style:column-width="1.693cm" style:rel-column-width="96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5.002cm" fo:margin-right="0cm" fo:text-indent="0cm" style:auto-text-indent="false"/>
      <style:text-properties fo:font-size="28pt" fo:font-weight="bold" officeooo:rsid="001c2bcc" officeooo:paragraph-rsid="001c2bcc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01c2bcc" officeooo:paragraph-rsid="001c2bc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.5pt" fo:font-weight="bold" officeooo:rsid="001c2bcc" officeooo:paragraph-rsid="001c2bcc" style:font-size-asian="9.14999961853027pt" style:font-weight-asian="bold" style:font-size-complex="10.5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2bcc" officeooo:paragraph-rsid="001c2bcc" style:font-size-asian="9.60000038146973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ql Practice</text:p>
      <text:p text:style-name="P3">Welcome to the MariaDB monitor. <text:s/>Commands end with ; or \g.</text:p>
      <text:p text:style-name="P3">Your MariaDB connection id is 653</text:p>
      <text:p text:style-name="P3">Server version: 10.4.21-MariaDB Source distribution</text:p>
      <text:p text:style-name="P3"/>
      <text:p text:style-name="P3">Copyright (c) 2000, 2018, Oracle, MariaDB Corporation Ab and others.</text:p>
      <text:p text:style-name="P3"/>
      <text:p text:style-name="P3">Type 'help;' or '\h' for help. Type '\c' to clear the current input statement.</text:p>
      <text:p text:style-name="P3"/>
      <text:p text:style-name="P3">MariaDB [(none)]&gt; </text:p>
      <text:p text:style-name="P3">MariaDB [(none)]&gt; 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test <text:s text:c="14"/>|</text:p>
      <text:p text:style-name="P3">+--------------------+</text:p>
      <text:p text:style-name="P3">10 rows in set (0.001 sec)</text:p>
      <text:p text:style-name="P3"/>
      <text:p text:style-name="P3">MariaDB [(none)]&gt; create database practice;</text:p>
      <text:p text:style-name="P3">Query OK, 1 row affected (0.000 sec)</text:p>
      <text:p text:style-name="P3"/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1 rows in set (0.001 sec)</text:p>
      <text:p text:style-name="P3"/>
      <text:p text:style-name="P3">MariaDB [(none)]&gt; use practice</text:p>
      <text:p text:style-name="P3">Database changed</text:p>
      <text:p text:style-name="P3">MariaDB [practice]&gt; create table students</text:p>
      <text:p text:style-name="P3"><text:s text:c="4"/>-&gt; 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3</text:p>
      <text:p text:style-name="P3">MariaDB [practice]&gt; show tables;</text:p>
      <text:p text:style-name="P3">Empty set (0.000 sec)</text:p>
      <text:p text:style-name="P3"><text:soft-page-break/></text:p>
      <text:p text:style-name="P3">MariaDB [practice]&gt; create table students;</text:p>
      <text:p text:style-name="P3">ERROR 1113 (42000): A table must have at least 1 column</text:p>
      <text:p text:style-name="P3">MariaDB [practice]&gt; MariaDB [(none)]&gt; use practice</text:p>
      <text:p text:style-name="P3"><text:s text:c="4"/>-&gt; MariaDB [(none)]&gt; use practice</text:p>
      <text:p text:style-name="P3"><text:s text:c="4"/>-&gt; create table students(id bigint(11) primary key, name varchar(20) not null, mobile bigint(11) null, email varchar(50) unique);</text:p>
      <text:p text:style-name="P3">ERROR 1064 (42000): You have an error in your SQL syntax; check the manual that corresponds to your MariaDB server version for the right syntax to use near 'MariaDB [(none)]&gt; use practice</text:p>
      <text:p text:style-name="P3">MariaDB [(none)]&gt; use practice</text:p>
      <text:p text:style-name="P3">create table st...' at line 1</text:p>
      <text:p text:style-name="P3">MariaDB [practice]&gt; show tables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2</text:p>
      <text:p text:style-name="P3">MariaDB [practice]&gt; MariaDB [(none)]&gt; use practice MariaDB [(none)]&gt; use practice create table students(id bigint(11) primary key, name varchar(20) not null, mobile bigint(11) null, email varchar(50) unique);</text:p>
      <text:p text:style-name="P3">ERROR 1064 (42000): You have an error in your SQL syntax; check the manual that corresponds to your MariaDB server version for the right syntax to use near 'MariaDB [(none)]&gt; use practice MariaDB [(none)]&gt; use practice create table st...' at line 1</text:p>
      <text:p text:style-name="P3">MariaDB [practice]&gt; create table students(id bigint(11) primary key, name varchar(20) not null, mobile bigint(11) null, email varchar(50) unique);</text:p>
      <text:p text:style-name="P3">Query OK, 0 rows affected (0.014 sec)</text:p>
      <text:p text:style-name="P3"/>
      <text:p text:style-name="P3">MariaDB [practice]&gt; show tables;</text:p>
      <text:p text:style-name="P3">+--------------------+</text:p>
      <text:p text:style-name="P3">| Tables_in_practice |</text:p>
      <text:p text:style-name="P3">+--------------------+</text:p>
      <text:p text:style-name="P3">| students <text:s text:c="10"/>|</text:p>
      <text:p text:style-name="P3">+--------------------+</text:p>
      <text:p text:style-name="P3">1 row in set (0.001 sec)<text:tab/></text:p>
      <text:p text:style-name="P3"/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1 rows in set (0.001 sec)</text:p>
      <text:p text:style-name="P3"/>
      <text:p text:style-name="P3">MariaDB [(none)]&gt; use practice;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ariaDB [practice]&gt; </text:p>
      <text:p text:style-name="P3">Display all 758 possibilities? (y or n)</text:p>
      <text:p text:style-name="P3">MariaDB [practice]&gt; select * from students</text:p>
      <text:p text:style-name="P3"><text:s text:c="4"/>-&gt; </text:p>
      <text:p text:style-name="P3"><text:soft-page-break/><text:s text:c="4"/>-&gt; </text:p>
      <text:p text:style-name="P3"><text:s text:c="4"/>-&gt; </text:p>
      <text:p text:style-name="P3"><text:s text:c="4"/>-&gt; show databases;</text:p>
      <text:p text:style-name="P3">ERROR 1064 (42000): You have an error in your SQL syntax; check the manual that corresponds to your MariaDB server version for the right syntax to use near 'show databases' at line 5</text:p>
      <text:p text:style-name="P3">MariaDB [practice]&gt; show tables;</text:p>
      <text:p text:style-name="P3">+--------------------+</text:p>
      <text:p text:style-name="P3">| Tables_in_practice |</text:p>
      <text:p text:style-name="P3">+--------------------+</text:p>
      <text:p text:style-name="P3">| students <text:s text:c="10"/>|</text:p>
      <text:p text:style-name="P3">+--------------------+</text:p>
      <text:p text:style-name="P3">1 row in set (0.001 sec)</text:p>
      <text:p text:style-name="P3"/>
      <text:p text:style-name="P3">MariaDB [practice]&gt; show columns from students</text:p>
      <text:p text:style-name="P3"><text:s text:c="4"/>-&gt; show columns from students;</text:p>
      <text:p text:style-name="P3">ERROR 1064 (42000): You have an error in your SQL syntax; check the manual that corresponds to your MariaDB server version for the right syntax to use near 'show columns from students' at line 2</text:p>
      <text:p text:style-name="P3">MariaDB [practice]&gt; show columns from students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id <text:s text:c="4"/>| bigint(11) <text:s/>| NO <text:s text:c="2"/>| PRI | NULL <text:s text:c="3"/>| <text:s text:c="6"/>|</text:p>
      <text:p text:style-name="P3">| name <text:s text:c="2"/>| varchar(20) | NO <text:s text:c="2"/>| <text:s text:c="4"/>| NULL <text:s text:c="3"/>| <text:s text:c="6"/>|</text:p>
      <text:p text:style-name="P3">| mobile | bigint(11) <text:s/>| YES <text:s/>| <text:s text:c="4"/>| NULL <text:s text:c="3"/>| <text:s text:c="6"/>|</text:p>
      <text:p text:style-name="P3">| email <text:s/>| varchar(50) | YES <text:s/>| UNI | NULL <text:s text:c="3"/>| <text:s text:c="6"/>|</text:p>
      <text:p text:style-name="P3">+--------+-------------+------+-----+---------+-------+</text:p>
      <text:p text:style-name="P3">4 rows in set (0.001 sec)</text:p>
      <text:p text:style-name="P3"/>
      <text:p text:style-name="P3">MariaDB [practice]&gt; insert into students (id,name,mobile,email) values (2,"vinay",7508976543,"vinay@gmail.com");</text:p>
      <text:p text:style-name="P3">Query OK, 1 row affected (0.002 sec)</text:p>
      <text:p text:style-name="P3"/>
      <text:p text:style-name="P3">MariaDB [practice]&gt; show columns from students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id <text:s text:c="4"/>| bigint(11) <text:s/>| NO <text:s text:c="2"/>| PRI | NULL <text:s text:c="3"/>| <text:s text:c="6"/>|</text:p>
      <text:p text:style-name="P3">| name <text:s text:c="2"/>| varchar(20) | NO <text:s text:c="2"/>| <text:s text:c="4"/>| NULL <text:s text:c="3"/>| <text:s text:c="6"/>|</text:p>
      <text:p text:style-name="P3">| mobile | bigint(11) <text:s/>| YES <text:s/>| <text:s text:c="4"/>| NULL <text:s text:c="3"/>| <text:s text:c="6"/>|</text:p>
      <text:p text:style-name="P3">| email <text:s/>| varchar(50) | YES <text:s/>| UNI | NULL <text:s text:c="3"/>| <text:s text:c="6"/>|</text:p>
      <text:p text:style-name="P3">+--------+-------------+------+-----+---------+-------+</text:p>
      <text:p text:style-name="P3">4 rows in set (0.001 sec)</text:p>
      <text:p text:style-name="P3"/>
      <text:p text:style-name="P3">MariaDB [practice]&gt; select * from students;</text:p>
      <text:p text:style-name="P3">+----+-------+------------+-----------------+</text:p>
      <text:p text:style-name="P3">| id | name <text:s/>| mobile <text:s text:c="4"/>| email <text:s text:c="10"/>|</text:p>
      <text:p text:style-name="P3">+----+-------+------------+-----------------+</text:p>
      <text:p text:style-name="P3">| <text:s/>2 | vinay | 7508976543 | vinay@gmail.com |</text:p>
      <text:p text:style-name="P3">+----+-------+------------+-----------------+</text:p>
      <text:p text:style-name="P3">1 row in set (0.001 sec)</text:p>
      <text:p text:style-name="P3"/>
      <text:p text:style-name="P3">MariaDB [practice]&gt; insert into students (name,mobile,email) value ("Nikita",9876543210,"Nikita@gmail.com");</text:p>
      <text:p text:style-name="P3">ERROR 1364 (HY000): Field 'id' doesn't have a default value</text:p>
      <text:p text:style-name="P3">MariaDB [practice]&gt; insert into students (name,mobile,email) value ("Nikita",9876543210,"Nikita@gmail.com");</text:p>
      <text:p text:style-name="P3">Query OK, 1 row affected (0.002 sec)</text:p>
      <text:p text:style-name="P3"/>
      <text:p text:style-name="P3">MariaDB [practice]&gt; select * from students;</text:p>
      <text:p text:style-name="P3">+----+--------+------------+------------------+</text:p>
      <text:p text:style-name="P3"><text:soft-page-break/>| id | name <text:s text:c="2"/>| mobile <text:s text:c="4"/>| email <text:s text:c="11"/>|</text:p>
      <text:p text:style-name="P3">+----+--------+------------+------------------+</text:p>
      <text:p text:style-name="P3">| <text:s/>2 | vinay <text:s/>| 7508976543 | vinay@gmail.com <text:s/>|</text:p>
      <text:p text:style-name="P3">| <text:s/>3 | Nikita | 9876543210 | Nikita@gmail.com |</text:p>
      <text:p text:style-name="P3">+----+--------+------------+------------------+</text:p>
      <text:p text:style-name="P3">2 rows in set (0.000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Nikhil",9876543210,"Nikhila@gmail.com");</text:p>
      <text:p text:style-name="P3">Query OK, 1 row affected (0.002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vipul",8776563210,"vipul@gmail.com");</text:p>
      <text:p text:style-name="P3">Query OK, 1 row affected (0.002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anushka",9765543210,"anushka@gmail.com");</text:p>
      <text:p text:style-name="P3">Query OK, 1 row affected (0.002 sec)</text:p>
      <text:p text:style-name="P3"/>
      <text:p text:style-name="P3">MariaDB [practice]&gt; select * from students;</text:p>
      <text:p text:style-name="P3">+----+---------+------------+-------------------+</text:p>
      <text:p text:style-name="P3">| id | name <text:s text:c="3"/>| mobile <text:s text:c="4"/>| email <text:s text:c="12"/>|</text:p>
      <text:p text:style-name="P3">+----+---------+------------+-------------------+</text:p>
      <text:p text:style-name="P3">| <text:s/>2 | vinay <text:s text:c="2"/>| 7508976543 | vinay@gmail.com <text:s text:c="2"/>|</text:p>
      <text:p text:style-name="P3">| <text:s/>3 | Nikita <text:s/>| 9876543210 | Nikita@gmail.com <text:s/>|</text:p>
      <text:p text:style-name="P3">| <text:s/>5 | Nikhil <text:s/>| 9876543210 | Nikhila@gmail.com |</text:p>
      <text:p text:style-name="P3">| <text:s/>7 | vipul <text:s text:c="2"/>| 8776563210 | vipul@gmail.com <text:s text:c="2"/>|</text:p>
      <text:p text:style-name="P3">| <text:s/>9 | anushka | 9765543210 | anushka@gmail.com |</text:p>
      <text:p text:style-name="P3">+----+---------+------------+-------------------+</text:p>
      <text:p text:style-name="P3">5 rows in set (0.000 sec)</text:p>
      <text:p text:style-name="P3"/>
      <text:p text:style-name="P3">MariaDB [practice]&gt; update students set name ='vinay sukhla' where id=2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select * from students;</text:p>
      <text:p text:style-name="P3">+----+--------------+------------+-------------------+</text:p>
      <text:p text:style-name="P3">| id | name <text:s text:c="8"/>| mobile <text:s text:c="4"/>| email <text:s text:c="12"/>|</text:p>
      <text:p text:style-name="P3">+----+--------------+------------+-------------------+</text:p>
      <text:p text:style-name="P3">| <text:s/>2 | vinay sukhla | 7508976543 | vinay@gmail.com <text:s text:c="2"/>|</text:p>
      <text:p text:style-name="P3">| <text:s/>3 | Nikita <text:s text:c="6"/>| 9876543210 | Nikita@gmail.com <text:s/>|</text:p>
      <text:p text:style-name="P3">| <text:s/>5 | Nikhil <text:s text:c="6"/>| 9876543210 | Nikhila@gmail.com |</text:p>
      <text:p text:style-name="P3">| <text:s/>7 | vipul <text:s text:c="7"/>| 8776563210 | vipul@gmail.com <text:s text:c="2"/>|</text:p>
      <text:p text:style-name="P3">| <text:s/>9 | anushka <text:s text:c="5"/>| 9765543210 | anushka@gmail.com |</text:p>
      <text:p text:style-name="P3">+----+--------------+------------+-------------------+</text:p>
      <text:p text:style-name="P3">5 rows in set (0.000 sec)</text:p>
      <text:p text:style-name="P3"/>
      <text:p text:style-name="P3">MariaDB [practice]&gt; select * from students where id=2;</text:p>
      <text:p text:style-name="P3">+----+--------------+------------+-----------------+</text:p>
      <text:p text:style-name="P3">| id | name <text:s text:c="8"/>| mobile <text:s text:c="4"/>| email <text:s text:c="10"/>|</text:p>
      <text:p text:style-name="P3">+----+--------------+------------+-----------------+</text:p>
      <text:p text:style-name="P3"><text:soft-page-break/>| <text:s/>2 | vinay sukhla | 7508976543 | vinay@gmail.com |</text:p>
      <text:p text:style-name="P3">+----+--------------+------------+-----------------+</text:p>
      <text:p text:style-name="P3">1 row in set (0.001 sec)</text:p>
      <text:p text:style-name="P3"/>
      <text:p text:style-name="P3">MariaDB [practice]&gt; alter table students add column fees;</text:p>
      <text:p text:style-name="P3">ERROR 1064 (42000): You have an error in your SQL syntax; check the manual that corresponds to your MariaDB server version for the right syntax to use near '' at line 1</text:p>
      <text:p text:style-name="P3">MariaDB [practice]&gt; alter table students add fees bigint(11);</text:p>
      <text:p text:style-name="P3">Query OK, 0 rows affected (0.005 sec)</text:p>
      <text:p text:style-name="P3">Records: 0 <text:s/>Duplicates: 0 <text:s/>Warnings: 0</text:p>
      <text:p text:style-name="P3"/>
      <text:p text:style-name="P3">MariaDB [practice]&gt; insert into students (fees) value(1000) where id=2;</text:p>
      <text:p text:style-name="P3">ERROR 1064 (42000): You have an error in your SQL syntax; check the manual that corresponds to your MariaDB server version for the right syntax to use near 'where id=2' at line 1</text:p>
      <text:p text:style-name="P3">MariaDB [practice]&gt; select * from students </text:p>
      <text:p text:style-name="P3"><text:s text:c="4"/>-&gt; select * from students; </text:p>
      <text:p text:style-name="P3">ERROR 1064 (42000): You have an error in your SQL syntax; check the manual that corresponds to your MariaDB server version for the right syntax to use near 'select * from students' at line 2</text:p>
      <text:p text:style-name="P3">MariaDB [practice]&gt; select * from students;</text:p>
      <text:p text:style-name="P3">+----+--------------+------------+-------------------+------+</text:p>
      <text:p text:style-name="P3">| id | name <text:s text:c="8"/>| mobile <text:s text:c="4"/>| email <text:s text:c="12"/>| fees |</text:p>
      <text:p text:style-name="P3">+----+--------------+------------+-------------------+------+</text:p>
      <text:p text:style-name="P3">| <text:s/>2 | vinay sukhla | 7508976543 | vinay@gmail.com <text:s text:c="2"/>| NULL |</text:p>
      <text:p text:style-name="P3">| <text:s/>3 | Nikita <text:s text:c="6"/>| 9876543210 | Nikita@gmail.com <text:s/>| NULL |</text:p>
      <text:p text:style-name="P3">| <text:s/>5 | Nikhil <text:s text:c="6"/>| 9876543210 | Nikhila@gmail.com | NULL |</text:p>
      <text:p text:style-name="P3">| <text:s/>7 | vipul <text:s text:c="7"/>| 8776563210 | vipul@gmail.com <text:s text:c="2"/>| NULL |</text:p>
      <text:p text:style-name="P3">| <text:s/>9 | anushka <text:s text:c="5"/>| 9765543210 | anushka@gmail.com | NULL |</text:p>
      <text:p text:style-name="P3">+----+--------------+------------+-------------------+------+</text:p>
      <text:p text:style-name="P3">5 rows in set (0.001 sec)</text:p>
      <text:p text:style-name="P3"/>
      <text:p text:style-name="P3">MariaDB [practice]&gt; update students set fees 1000 where id=2;</text:p>
      <text:p text:style-name="P3">ERROR 1064 (42000): You have an error in your SQL syntax; check the manual that corresponds to your MariaDB server version for the right syntax to use near '1000 where id=2' at line 1</text:p>
      <text:p text:style-name="P3">MariaDB [practice]&gt; update students set fees = 1000 where id=2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update students set fees = 800 where id=3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update students set fees = 900 where id=5;</text:p>
      <text:p text:style-name="P3">Query OK, 1 row affected (0.003 sec)</text:p>
      <text:p text:style-name="P3">Rows matched: 1 <text:s/>Changed: 1 <text:s/>Warnings: 0</text:p>
      <text:p text:style-name="P3"/>
      <text:p text:style-name="P3">MariaDB [practice]&gt; update students set fees = 1200 where id=7;</text:p>
      <text:p text:style-name="P3">Query OK, 1 row affected (0.001 sec)</text:p>
      <text:p text:style-name="P3">Rows matched: 1 <text:s/>Changed: 1 <text:s/>Warnings: 0</text:p>
      <text:p text:style-name="P3"/>
      <text:p text:style-name="P3">MariaDB [practice]&gt; update students set fees = 11500 where id=9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select * from students;</text:p>
      <text:p text:style-name="P3">+----+--------------+------------+-------------------+-------+</text:p>
      <text:p text:style-name="P3">| id | name <text:s text:c="8"/>| mobile <text:s text:c="4"/>| email <text:s text:c="12"/>| fees <text:s/>|</text:p>
      <text:p text:style-name="P3">+----+--------------+------------+-------------------+-------+</text:p>
      <text:p text:style-name="P3">| <text:s/>2 | vinay sukhla | 7508976543 | vinay@gmail.com <text:s text:c="2"/>| <text:s/>1000 |</text:p>
      <text:p text:style-name="P3">| <text:s/>3 | Nikita <text:s text:c="6"/>| 9876543210 | Nikita@gmail.com <text:s/>| <text:s text:c="2"/>800 |</text:p>
      <text:p text:style-name="P3">| <text:s/>5 | Nikhil <text:s text:c="6"/>| 9876543210 | Nikhila@gmail.com | <text:s text:c="2"/>900 |</text:p>
      <text:p text:style-name="P3"><text:soft-page-break/>| <text:s/>7 | vipul <text:s text:c="7"/>| 8776563210 | vipul@gmail.com <text:s text:c="2"/>| <text:s/>1200 |</text:p>
      <text:p text:style-name="P3">| <text:s/>9 | anushka <text:s text:c="5"/>| 9765543210 | anushka@gmail.com | 11500 |</text:p>
      <text:p text:style-name="P3">+----+--------------+------------+-------------------+-------+</text:p>
      <text:p text:style-name="P3">5 rows in set (0.000 sec)</text:p>
      <text:p text:style-name="P3"/>
      <text:p text:style-name="P3">MariaDB [practice]&gt; select sum(fees) from students;</text:p>
      <text:p text:style-name="P3">+-----------+</text:p>
      <text:p text:style-name="P3">| sum(fees) |</text:p>
      <text:p text:style-name="P3">+-----------+</text:p>
      <text:p text:style-name="P3">| <text:s text:c="4"/>15400 |</text:p>
      <text:p text:style-name="P3">+-----------+</text:p>
      <text:p text:style-name="P3">1 row in set (0.000 sec)</text:p>
      <text:p text:style-name="P3"/>
      <text:p text:style-name="P3">MariaDB [practice]&gt; select max(fees) from students;</text:p>
      <text:p text:style-name="P3">+-----------+</text:p>
      <text:p text:style-name="P3">| max(fees) |</text:p>
      <text:p text:style-name="P3">+-----------+</text:p>
      <text:p text:style-name="P3">| <text:s text:c="4"/>11500 |</text:p>
      <text:p text:style-name="P3">+-----------+</text:p>
      <text:p text:style-name="P3">1 row in set (0.001 sec)</text:p>
      <text:p text:style-name="P3"/>
      <text:p text:style-name="P3">MariaDB [practice]&gt; select min(fees) from students;</text:p>
      <text:p text:style-name="P3">+-----------+</text:p>
      <text:p text:style-name="P3">| min(fees) |</text:p>
      <text:p text:style-name="P3">+-----------+</text:p>
      <text:p text:style-name="P3">| <text:s text:c="6"/>800 |</text:p>
      <text:p text:style-name="P3">+-----------+</text:p>
      <text:p text:style-name="P3">1 row in set (0.000 sec)</text:p>
      <text:p text:style-name="P3"/>
      <text:p text:style-name="P3">MariaDB [practice]&gt; select avg(fees) from students;</text:p>
      <text:p text:style-name="P3">+-----------+</text:p>
      <text:p text:style-name="P3">| avg(fees) |</text:p>
      <text:p text:style-name="P3">+-----------+</text:p>
      <text:p text:style-name="P3">| 3080.0000 |</text:p>
      <text:p text:style-name="P3">+-----------+</text:p>
      <text:p text:style-name="P3">1 row in set (0.001 sec)</text:p>
      <text:p text:style-name="P3"/>
      <text:p text:style-name="P3">MariaDB [practice]&gt; select count(fees) from students;</text:p>
      <text:p text:style-name="P3">+-------------+</text:p>
      <text:p text:style-name="P3">| count(fees) |</text:p>
      <text:p text:style-name="P3">+-------------+</text:p>
      <text:p text:style-name="P3">| <text:s text:c="10"/>5 |</text:p>
      <text:p text:style-name="P3">+-------------+</text:p>
      <text:p text:style-name="P3">1 row in set (0.001 sec)</text:p>
      <text:p text:style-name="P3"/>
      <text:p text:style-name="P3">MariaDB [practice]&gt; Select * from students where name like 'A_M%;'</text:p>
      <text:p text:style-name="P3"><text:s text:c="4"/>-&gt; Select * from students where name like 'A_M%';</text:p>
      <text:p text:style-name="P3">ERROR 1064 (42000): You have an error in your SQL syntax; check the manual that corresponds to your MariaDB server version for the right syntax to use near 'Select * from students where name like 'A_M%'' at line 2</text:p>
      <text:p text:style-name="P3">MariaDB [practice]&gt; Select * from students where name like 'A_M%;' Select * from students where name like 'A_M%';</text:p>
      <text:p text:style-name="P3">ERROR 1064 (42000): You have an error in your SQL syntax; check the manual that corresponds to your MariaDB server version for the right syntax to use near 'Select * from students where name like 'A_M%'' at line 1</text:p>
      <text:p text:style-name="P3">MariaDB [practice]&gt; select * from students where name like '%v';</text:p>
      <text:p text:style-name="P3">Empty set (0.001 sec)</text:p>
      <text:p text:style-name="P3"/>
      <text:p text:style-name="P3">MariaDB [practice]&gt; select * from students where name like 'v%';</text:p>
      <text:p text:style-name="P3">+----+--------------+------------+-----------------+------+</text:p>
      <text:p text:style-name="P3"><text:soft-page-break/>| id | name <text:s text:c="8"/>| mobile <text:s text:c="4"/>| email <text:s text:c="10"/>| fees |</text:p>
      <text:p text:style-name="P3">+----+--------------+------------+-----------------+------+</text:p>
      <text:p text:style-name="P3">| <text:s/>2 | vinay sukhla | 7508976543 | vinay@gmail.com | 1000 |</text:p>
      <text:p text:style-name="P3">| <text:s/>7 | vipul <text:s text:c="7"/>| 8776563210 | vipul@gmail.com | 1200 |</text:p>
      <text:p text:style-name="P3">+----+--------------+------------+-----------------+------+</text:p>
      <text:p text:style-name="P3">2 rows in set (0.001 sec)</text:p>
      <text:p text:style-name="P3"/>
      <text:p text:style-name="P3">MariaDB [practice]&gt; select * from students where name like 'v_a%';</text:p>
      <text:p text:style-name="P3">Empty set (0.001 sec)</text:p>
      <text:p text:style-name="P3"/>
      <text:p text:style-name="P3">MariaDB [practice]&gt; select * from students where name like 'l%';</text:p>
      <text:p text:style-name="P3">Empty set (0.001 sec)</text:p>
      <text:p text:style-name="P3"/>
      <text:p text:style-name="P3">MariaDB [practice]&gt; select * from students where name like '%l';</text:p>
      <text:p text:style-name="P3">+----+--------+------------+-------------------+------+</text:p>
      <text:p text:style-name="P3">| id | name <text:s text:c="2"/>| mobile <text:s text:c="4"/>| email <text:s text:c="12"/>| fees |</text:p>
      <text:p text:style-name="P3">+----+--------+------------+-------------------+------+</text:p>
      <text:p text:style-name="P3">| <text:s/>5 | Nikhil | 9876543210 | Nikhila@gmail.com | <text:s/>900 |</text:p>
      <text:p text:style-name="P3">| <text:s/>7 | vipul <text:s/>| 8776563210 | vipul@gmail.com <text:s text:c="2"/>| 120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E1" office:value-type="string">
              <text:p text:style-name="Table_20_Contents"/>
            </table:table-cell>
          </table:table-row>
        </table:table-header-rows>
      </table:table>
      <text:p text:style-name="P3"/>
      <text:p text:style-name="P3">MariaDB [practice]&gt; select * from students where name like '%l';</text:p>
      <text:p text:style-name="P3">+----+--------+------------+-------------------+------+</text:p>
      <text:p text:style-name="P3">| id | name <text:s text:c="2"/>| mobile <text:s text:c="4"/>| email <text:s text:c="12"/>| fees |</text:p>
      <text:p text:style-name="P3">+----+--------+------------+-------------------+------+</text:p>
      <text:p text:style-name="P3">| <text:s/>5 | Nikhil | 9876543210 | Nikhila@gmail.com | <text:s/>900 |</text:p>
      <text:p text:style-name="P3">| <text:s/>7 | vipul <text:s/>| 8776563210 | vipul@gmail.com <text:s text:c="2"/>| 1200 |</text:p>
      <text:p text:style-name="P3">+----+--------+------------+-------------------+------+</text:p>
      <text:p text:style-name="P3">2 rows in set (0.001 sec)</text:p>
      <text:p text:style-name="P3"/>
      <text:p text:style-name="P3">MariaDB [practice]&gt; create table batch5;</text:p>
      <text:p text:style-name="P3">ERROR 1113 (42000): A table must have at least 1 column</text:p>
      <text:p text:style-name="P3">MariaDB [practice]&gt; create table batch5 (id int(11) no null primary,name varchar(30) not null,mobile biginit(20) not null,email varchar(30) unique);</text:p>
      <text:p text:style-name="P3">ERROR 1064 (42000): You have an error in your SQL syntax; check the manual that corresponds to your MariaDB server version for the right syntax to use near 'no null primary,name varchar(30) not null,mobile biginit(20) not null,email v...' at line 1</text:p>
      <text:p text:style-name="P3">MariaDB [practice]&gt; create table batch5 (id int(11) not null primary,name varchar(30) not null,mobile biginit(20) not null,email varchar(30) unique);</text:p>
      <text:p text:style-name="P3">ERROR 1064 (42000): You have an error in your SQL syntax; check the manual that corresponds to your MariaDB server version for the right syntax to use near 'name varchar(30) not null,mobile biginit(20) not null,email varchar(30) unique)' at line 1</text:p>
      <text:p text:style-name="P3">MariaDB [practice]&gt; create table batch5 (id int(11)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int(11) 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int(11) 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bigint(10)primary,name varchar(30),mobile bigint(11),email varchar(30),rank int(5)); </text:p>
      <text:p text:style-name="P3"><text:soft-page-break/>ERROR 1064 (42000): You have an error in your SQL syntax; check the manual that corresponds to your MariaDB server version for the right syntax to use near 'name varchar(30),mobile bigint(11),email varchar(30),rank int(5))' at line 1</text:p>
      <text:p text:style-name="P3">MariaDB [practice]&gt; create table batch5 (id bigint(10) primary key,name varchar(30),mobile bigint(11),email varchar(30),rank int(5)); </text:p>
      <text:p text:style-name="P3">Query OK, 0 rows affected (0.010 sec)</text:p>
      <text:p text:style-name="P3"/>
      <text:p text:style-name="P3">MariaDB [practice]&gt; insert into batch5 (name,mobile,email) values("vinay sukhla",9876543091,"vinay@gmail.com");</text:p>
      <text:p text:style-name="P3">ERROR 1364 (HY000): Field 'id' doesn't have a default value</text:p>
      <text:p text:style-name="P3">MariaDB [practice]&gt; insert into batch5 (name,mobile,email) values("vinay sukhla",9876543091,"vinay@gmail.com");</text:p>
      <text:p text:style-name="P3">ERROR 1364 (HY000): Field 'id' doesn't have a default value</text:p>
      <text:p text:style-name="P3">MariaDB [practice]&gt; clear</text:p>
      <text:p text:style-name="P3">MariaDB [practice]&gt; exit</text:p>
      <text:p text:style-name="P3">Bye</text:p>
      <text:p text:style-name="P3">addweb@JLP-09:~$ clear</text:p>
      <text:p text:style-name="P3"/>
      <text:p text:style-name="P3">addweb@JLP-09:~$ /opt/lampp/bin/mysql -u root -p</text:p>
      <text:p text:style-name="P3">Enter password: </text:p>
      <text:p text:style-name="P3">Welcome to the MariaDB monitor. <text:s/>Commands end with ; or \g.</text:p>
      <text:p text:style-name="P3">Your MariaDB connection id is 762</text:p>
      <text:p text:style-name="P3">Server version: 10.4.21-MariaDB Source distribution</text:p>
      <text:p text:style-name="P3"/>
      <text:p text:style-name="P3">Copyright (c) 2000, 2018, Oracle, MariaDB Corporation Ab and others.</text:p>
      <text:p text:style-name="P3"/>
      <text:p text:style-name="P3">Type 'help;' or '\h' for help. Type '\c' to clear the current input statement.</text:p>
      <text:p text:style-name="P3"/>
      <text:p text:style-name="P3">MariaDB [(none)]&gt; 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employees <text:s text:c="9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2 rows in set (0.001 sec)</text:p>
      <text:p text:style-name="P3"/>
      <text:p text:style-name="P3">MariaDB [(none)]&gt; create database comapny;</text:p>
      <text:p text:style-name="P3">Query OK, 1 row affected (0.000 sec)</text:p>
      <text:p text:style-name="P3"/>
      <text:p text:style-name="P3">MariaDB [(none)]&gt; create table emplyee</text:p>
      <text:p text:style-name="P3"><text:s text:c="4"/>-&gt; create table emplyee;</text:p>
      <text:p text:style-name="P3">ERROR 1046 (3D000): No database selected</text:p>
      <text:p text:style-name="P3">MariaDB [(none)]&gt; use company;</text:p>
      <text:p text:style-name="P3">ERROR 1049 (42000): Unknown database 'company'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<text:soft-page-break/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comapny <text:s text:c="11"/>|</text:p>
      <text:p text:style-name="P3">| employees <text:s text:c="9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3 rows in set (0.001 sec)</text:p>
      <text:p text:style-name="P3"/>
      <text:p text:style-name="P3">MariaDB [(none)]&gt; use comany;</text:p>
      <text:p text:style-name="P3">ERROR 1049 (42000): Unknown database 'comany'</text:p>
      <text:p text:style-name="P3">MariaDB [(none)]&gt; use company;</text:p>
      <text:p text:style-name="P3">ERROR 1049 (42000): Unknown database 'company'</text:p>
      <text:p text:style-name="P3">MariaDB [(none)]&gt; create database company;</text:p>
      <text:p text:style-name="P3">Query OK, 1 row affected (0.000 sec)</text:p>
      <text:p text:style-name="P3"/>
      <text:p text:style-name="P3">MariaDB [(none)]&gt; use company;</text:p>
      <text:p text:style-name="P3">Database changed</text:p>
      <text:p text:style-name="P3">MariaDB [company]&gt; create table officers;</text:p>
      <text:p text:style-name="P3">ERROR 1113 (42000): A table must have at least 1 column</text:p>
      <text:p text:style-name="P3">MariaDB [company]&gt; create table officers (officer_id bigint(10) primary key,name varchar(30), email varchar(40), mobile bigint(11));</text:p>
      <text:p text:style-name="P3">Query OK, 0 rows affected (0.009 sec)</text:p>
      <text:p text:style-name="P3"/>
      <text:p text:style-name="P3">MariaDB [company]&gt; insert into (officer_id,name,email,mobile) values(1,"vinay","vinay@gmail.com",9876543201);</text:p>
      <text:p text:style-name="P3">ERROR 1064 (42000): You have an error in your SQL syntax; check the manual that corresponds to your MariaDB server version for the right syntax to use near '(officer_id,name,email,mobile) values(1,"vinay","vinay@gmail.com",9876543201)' at line 1</text:p>
      <text:p text:style-name="P3">MariaDB [company]&gt; insert into officer (officer_id,name,email,mobile) values(1,"vinay","vinay@gmail.com",9876543201);</text:p>
      <text:p text:style-name="P3">ERROR 1146 (42S02): Table 'company.officer' doesn't exist</text:p>
      <text:p text:style-name="P3">MariaDB [company]&gt; insert into officers (officer_id,name,email,mobile) values(1,"vinay","vinay@gmail.com",9876543201);</text:p>
      <text:p text:style-name="P3">Query OK, 1 row affected (0.002 sec)</text:p>
      <text:p text:style-name="P3"/>
      <text:p text:style-name="P3">MariaDB [company]&gt; insert into officers (officer_id,name,email,mobile) values(2,"komal","komal@gmail.com",9877643201);</text:p>
      <text:p text:style-name="P3">Query OK, 1 row affected (0.002 sec)</text:p>
      <text:p text:style-name="P3"/>
      <text:p text:style-name="P3">MariaDB [company]&gt; insert into officers (officer_id,name,email,mobile) values(3,"ravi","ravi@gmail.com",9871234560);</text:p>
      <text:p text:style-name="P3">Query OK, 1 row affected (0.002 sec)</text:p>
      <text:p text:style-name="P3"/>
      <text:p text:style-name="P3">MariaDB [company]&gt; create table employee (emp_id bigint(10) primary,name varchar(30),email(varchar(40),mobile bigint(11));</text:p>
      <text:p text:style-name="P3">ERROR 1064 (42000): You have an error in your SQL syntax; check the manual that corresponds to your MariaDB server version for the right syntax to use near 'name varchar(30),email(varchar(40),mobile bigint(11))' at line 1</text:p>
      <text:p text:style-name="P3">MariaDB [company]&gt; create table employee (emp_id bigint(10) primary key,name varchar(30),email(varchar(40),mobile bigint(11));</text:p>
      <text:p text:style-name="P3">ERROR 1064 (42000): You have an error in your SQL syntax; check the manual that corresponds to your MariaDB server version for the right syntax to use near '(varchar(40),mobile bigint(11))' at line 1</text:p>
      <text:p text:style-name="P3"><text:soft-page-break/>MariaDB [company]&gt; create table employee (emp_id bigint(10) primary key,name varchar(30),email varchar(40),mobile bigint(11));</text:p>
      <text:p text:style-name="P3">Query OK, 0 rows affected (0.009 sec)</text:p>
      <text:p text:style-name="P3"/>
      <text:p text:style-name="P3">MariaDB [company]&gt; insert into employee (emp_id,name,email,mobile) values(10,"vinit","vinit4d@gmail.com",9876543201);</text:p>
      <text:p text:style-name="P3">Query OK, 1 row affected (0.002 sec)</text:p>
      <text:p text:style-name="P3"/>
      <text:p text:style-name="P3">MariaDB [company]&gt; insert into employee (emp_id,name,email,mobile) values(11,"vikash","vikash@gmail.com",7776543201);</text:p>
      <text:p text:style-name="P3">Query OK, 1 row affected (0.002 sec)</text:p>
      <text:p text:style-name="P3"/>
      <text:p text:style-name="P3">MariaDB [company]&gt; show tables;</text:p>
      <text:p text:style-name="P3">+-------------------+</text:p>
      <text:p text:style-name="P3">| Tables_in_company |</text:p>
      <text:p text:style-name="P3">+-------------------+</text:p>
      <text:p text:style-name="P3">| employee <text:s text:c="9"/>|</text:p>
      <text:p text:style-name="P3">| officers <text:s text:c="9"/>|</text:p>
      <text:p text:style-name="P3">+-------------------+</text:p>
      <text:p text:style-name="P3">2 rows in set (0.001 sec)</text:p>
      <text:p text:style-name="P3"/>
      <text:p text:style-name="P3">MariaDB [company]&gt; select * from emplyee</text:p>
      <text:p text:style-name="P3"><text:s text:c="4"/>-&gt; select * from emplyee;</text:p>
      <text:p text:style-name="P3">ERROR 1064 (42000): You have an error in your SQL syntax; check the manual that corresponds to your MariaDB server version for the right syntax to use near 'select * from emplyee' at line 2</text:p>
      <text:p text:style-name="P3">MariaDB [company]&gt; select * from emplyee;</text:p>
      <text:p text:style-name="P3">ERROR 1146 (42S02): Table 'company.emplyee' doesn't exist</text:p>
      <text:p text:style-name="P3">MariaDB [company]&gt; select * from employee;</text:p>
      <text:p text:style-name="P3">+--------+--------+-------------------+------------+</text:p>
      <text:p text:style-name="P3">| emp_id | name <text:s text:c="2"/>| email <text:s text:c="12"/>| mobile <text:s text:c="4"/>|</text:p>
      <text:p text:style-name="P3">+--------+--------+-------------------+------------+</text:p>
      <text:p text:style-name="P3">| <text:s text:c="4"/>10 | vinit <text:s/>| vinit4d@gmail.com | 9876543201 |</text:p>
      <text:p text:style-name="P3">| <text:s text:c="4"/>11 | vikash | vikash@gmail.com <text:s/>| 7776543201 |</text:p>
      <text:p text:style-name="P3">+--------+--------+-------------------+------------+</text:p>
      <text:p text:style-name="P3">2 rows in set (0.001 sec)</text:p>
      <text:p text:style-name="P3"/>
      <text:p text:style-name="P3">MariaDB [company]&gt; select * from officers;</text:p>
      <text:p text:style-name="P3">+------------+-------+-----------------+------------+</text:p>
      <text:p text:style-name="P3">| officer_id | name <text:s/>| email <text:s text:c="10"/>| mobile <text:s text:c="4"/>|</text:p>
      <text:p text:style-name="P3">+------------+-------+-----------------+------------+</text:p>
      <text:p text:style-name="P3">| <text:s text:c="9"/>1 | vinay | vinay@gmail.com | 9876543201 |</text:p>
      <text:p text:style-name="P3">| <text:s text:c="9"/>2 | komal | komal@gmail.com | 9877643201 |</text:p>
      <text:p text:style-name="P3">| <text:s text:c="9"/>3 | ravi <text:s/>| ravi@gmail.com <text:s/>| 9871234560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</table:table>
      <text:p text:style-name="P3"/>
      <text:p text:style-name="P4"/>
      <text:p text:style-name="P4">Database changed</text:p>
      <text:p text:style-name="P4">MariaDB [company]&gt; select officers.id,officers.name,employee.name from officers inner join employee on officers.id=employee.id;</text:p>
      <text:p text:style-name="P4">ERROR 1054 (42S22): Unknown column 'officers.id' in 'field list'</text:p>
      <text:p text:style-name="P4">MariaDB [company]&gt; select officers.id,officers.name,employee.name from officers inner join employee on officers.id=employee.id;</text:p>
      <text:p text:style-name="P4">+----+-------+--------+</text:p>
      <text:p text:style-name="P4">| id | name <text:s/>| name <text:s text:c="2"/>|</text:p>
      <text:p text:style-name="P4">+----+-------+--------+</text:p>
      <text:p text:style-name="P4">| <text:s/>1 | vinay | vinit <text:s/>|</text:p>
      <text:p text:style-name="P4">| <text:s/>2 | komal | vikash |</text:p>
      <text:p text:style-name="P4">+----+-------+--------+</text:p>
      <text:p text:style-name="P4"><text:soft-page-break/>2 rows in set (0.001 sec)</text:p>
      <text:p text:style-name="P4"/>
      <text:p text:style-name="P4">MariaDB [company]&gt; select officers.id,officers.name,employee.name from officers left join employee on officers.id=employee.id;</text:p>
      <text:p text:style-name="P4">+----+-------+--------+</text:p>
      <text:p text:style-name="P4">| id | name <text:s/>| name <text:s text:c="2"/>|</text:p>
      <text:p text:style-name="P4">+----+-------+--------+</text:p>
      <text:p text:style-name="P4">| <text:s/>1 | vinay | vinit <text:s/>|</text:p>
      <text:p text:style-name="P4">| <text:s/>2 | komal | vikash |</text:p>
      <text:p text:style-name="P4">| <text:s/>3 | ravi <text:s/>| NULL <text:s text:c="2"/>|</text:p>
      <text:p text:style-name="P4">+----+-------+--------+</text:p>
      <text:p text:style-name="P4">3 rows in set (0.001 sec)</text:p>
      <text:p text:style-name="P4"/>
      <text:p text:style-name="P4">MariaDB [company]&gt; select officers.id,officers.name,employee.name from officers right join employee on officers.id=employee.id;</text:p>
      <text:p text:style-name="P4">+------+-------+--------+</text:p>
      <text:p text:style-name="P4">| id <text:s text:c="2"/>| name <text:s/>| name <text:s text:c="2"/>|</text:p>
      <text:p text:style-name="P4">+------+-------+--------+</text:p>
      <text:p text:style-name="P4">| <text:s text:c="3"/>1 | vinay | vinit <text:s/>|</text:p>
      <text:p text:style-name="P4">| <text:s text:c="3"/>2 | komal | vikash |</text:p>
      <text:p text:style-name="P4">+------+-------+--------+</text:p>
      <text:p text:style-name="P4">2 rows in set (0.001 sec)</text:p>
      <text:p text:style-name="P4"/>
      <text:p text:style-name="P4">MariaDB [company]&gt; select o.name,o1.name from officers o1 left join officers o.s.id=o1.id;</text:p>
      <text:p text:style-name="P4">ERROR 1064 (42000): You have an error in your SQL syntax; check the manual that corresponds to your MariaDB server version for the right syntax to use near '.s.id=o1.id' at line 1</text:p>
      <text:p text:style-name="P4">MariaDB [company]&gt; select o.name,o1.name from officers o1 left join officers o.sid=o1.id;</text:p>
      <text:p text:style-name="P4">ERROR 1064 (42000): You have an error in your SQL syntax; check the manual that corresponds to your MariaDB server version for the right syntax to use near '.sid=o1.id' at line 1</text:p>
      <text:p text:style-name="P4">MariaDB [company]&gt; select 0.name,o1.name from officers o left join officers o1 on o.sid= o1.id;</text:p>
      <text:p text:style-name="P4">+------+-------+</text:p>
      <text:p text:style-name="P4">| name | name <text:s/>|</text:p>
      <text:p text:style-name="P4">+------+-------+</text:p>
      <text:p text:style-name="P4">| <text:s text:c="3"/>0 | komal |</text:p>
      <text:p text:style-name="P4">| <text:s text:c="3"/>0 | komal |</text:p>
      <text:p text:style-name="P4">| <text:s text:c="3"/>0 | vinay |</text:p>
      <text:p text:style-name="P4">+------+-------+</text:p>
      <text:p text:style-name="P4">3 rows in set (0.001 sec)</text:p>
      <text:p text:style-name="P4"/>
      <text:p text:style-name="P4">MariaDB [company]&gt; select o.name,o1.name from officers o left join officers o1 on o.sid= o1.id;</text:p>
      <text:p text:style-name="P4">+-------+-------+</text:p>
      <text:p text:style-name="P4">| name <text:s/>| name <text:s/>|</text:p>
      <text:p text:style-name="P4">+-------+-------+</text:p>
      <text:p text:style-name="P4">| vinay | komal |</text:p>
      <text:p text:style-name="P4">| komal | komal |</text:p>
      <text:p text:style-name="P4">| ravi <text:s/>| vinay |</text:p>
      <text:p text:style-name="P4">+-------+-------+</text:p>
      <text:p text:style-name="P4">3 rows in set (0.001 sec)</text:p>
      <text:p text:style-name="P4"/>
      <text:p text:style-name="P4">MariaDB [company]&gt;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30:46.194336089</meta:creation-date>
    <dc:date>2021-11-16T10:27:43.635984822</dc:date>
    <meta:editing-duration>PT22M24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1" meta:paragraph-count="501" meta:word-count="3753" meta:character-count="25443" meta:non-whitespace-character-count="21151"/>
  </office:meta>
</office:document-meta>
</file>